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맑은 고딕" svg:font-family="&quot;맑은 고딕&quot;"/>
    <style:font-face style:name="돋움" svg:font-family="돋움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48">
      <style:table-cell-properties style:vertical-align="middle" fo:background-color="transparent"/>
      <style:text-properties style:font-name="맑은 고딕" style:font-name-asian="맑은 고딕" style:font-name-complex="맑은 고딕" style:font-family-generic="modern"/>
    </style:style>
    <style:style style:name="T1" style:family="text" style:parent-style-name="Default">
      <style:text-properties fo:color="#000000" style:text-line-through-style="none" style:font-name="돋움" style:font-name-asian="돋움" style:font-name-complex="돋움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12183333333333cm"/>
    </style:style>
    <style:style style:name="co2" style:family="table-column">
      <style:table-column-properties fo:break-before="auto" style:column-width="15.9808333333333cm"/>
    </style:style>
    <style:style style:name="co3" style:family="table-column">
      <style:table-column-properties fo:break-before="auto" style:column-width="15.3246666666667cm"/>
    </style:style>
    <style:style style:name="co4" style:family="table-column">
      <style:table-column-properties fo:break-before="auto" style:column-width="14.6261666666667cm"/>
    </style:style>
    <style:style style:name="co5" style:family="table-column">
      <style:table-column-properties fo:break-before="auto" style:column-width="14.5626666666667cm"/>
    </style:style>
    <style:style style:name="co6" style:family="table-column">
      <style:table-column-properties fo:break-before="auto" style:column-width="14.4356666666667cm"/>
    </style:style>
    <style:style style:name="co7" style:family="table-column">
      <style:table-column-properties fo:break-before="auto" style:column-width="14.5415cm"/>
    </style:style>
    <style:style style:name="co8" style:family="table-column">
      <style:table-column-properties fo:break-before="auto" style:column-width="13.9276666666667cm"/>
    </style:style>
    <style:style style:name="co9" style:family="table-column">
      <style:table-column-properties fo:break-before="auto" style:column-width="13.7371666666667cm"/>
    </style:style>
    <style:style style:name="co10" style:family="table-column">
      <style:table-column-properties fo:break-before="auto" style:column-width="13.6525cm"/>
    </style:style>
    <style:style style:name="co11" style:family="table-column">
      <style:table-column-properties fo:break-before="auto" style:column-width="14.986cm"/>
    </style:style>
    <style:style style:name="co12" style:family="table-column">
      <style:table-column-properties fo:break-before="auto" style:column-width="14.097cm"/>
    </style:style>
    <style:style style:name="co13" style:family="table-column">
      <style:table-column-properties fo:break-before="auto" style:column-width="15.24cm"/>
    </style:style>
    <style:style style:name="co14" style:family="table-column">
      <style:table-column-properties fo:break-before="auto" style:column-width="1.8415cm"/>
    </style:style>
    <style:style style:name="co15" style:family="table-column">
      <style:table-column-properties fo:break-before="auto" style:column-width="1.86266666666667cm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6" table:default-cell-style-name="ce2"/>
        <table:table-column table:style-name="co10" table:default-cell-style-name="ce2"/>
        <table:table-column table:style-name="co13" table:default-cell-style-name="ce2"/>
        <table:table-column table:style-name="co14" table:number-columns-repeated="1008" table:default-cell-style-name="ce2"/>
        <table:table-column table:style-name="co15" table:number-columns-repeated="15360" table:default-cell-style-name="ce1"/>
        <table:table-row table:style-name="ro1">
          <table:table-cell office:value-type="string" table:style-name="ce2">
            <text:p>P_ID</text:p>
          </table:table-cell>
          <table:table-cell office:value-type="string" table:style-name="ce2">
            <text:p>P_IMG1</text:p>
          </table:table-cell>
          <table:table-cell office:value-type="string" table:style-name="ce2">
            <text:p>P_IMG2</text:p>
          </table:table-cell>
          <table:table-cell office:value-type="string" table:style-name="ce2">
            <text:p>P_IMG3</text:p>
          </table:table-cell>
          <table:table-cell office:value-type="string" table:style-name="ce2">
            <text:p>P_IMG4</text:p>
          </table:table-cell>
          <table:table-cell office:value-type="string" table:style-name="ce2">
            <text:p>P_IMG5</text:p>
          </table:table-cell>
          <table:table-cell office:value-type="string" table:style-name="ce2">
            <text:p>P_IMG6</text:p>
          </table:table-cell>
          <table:table-cell office:value-type="string" table:style-name="ce2">
            <text:p>P_IMG7</text:p>
          </table:table-cell>
          <table:table-cell office:value-type="string" table:style-name="ce2">
            <text:p>P_IMG8</text:p>
          </table:table-cell>
          <table:table-cell office:value-type="string" table:style-name="ce2">
            <text:p>P_IMG9</text:p>
          </table:table-cell>
          <table:table-cell office:value-type="string" table:style-name="ce2">
            <text:p>P_IMG10</text:p>
          </table:table-cell>
          <table:table-cell office:value-type="string" table:style-name="ce2">
            <text:p>P_IMG11</text:p>
          </table:table-cell>
          <table:table-cell office:value-type="string" table:style-name="ce2">
            <text:p>P_IMG12</text:p>
          </table:table-cell>
          <table:table-cell office:value-type="string" table:style-name="ce2">
            <text:p>P_IMG13</text:p>
          </table:table-cell>
          <table:table-cell office:value-type="string" table:style-name="ce2">
            <text:p>P_IMG14</text:p>
          </table:table-cell>
          <table:table-cell office:value-type="string" table:style-name="ce2">
            <text:p>P_IMG15</text:p>
          </table:table-cell>
          <table:table-cell table:number-columns-repeated="16368"/>
        </table:table-row>
        <table:table-row table:style-name="ro1">
          <table:table-cell table:style-name="ce2"/>
          <table:table-cell office:value-type="string" table:style-name="ce2">
            <text:p>/resources/image/flower-images/flower-basket/flower-basket_01/01.PNG</text:p>
          </table:table-cell>
          <table:table-cell office:value-type="string" table:style-name="ce2">
            <text:p>/resources/image/flower-images/flower-basket/flower-basket_01/02.PNG</text:p>
          </table:table-cell>
          <table:table-cell office:value-type="string" table:style-name="ce2">
            <text:p>/resources/image/flower-images/flower-basket/flower-basket_01/03.PNG</text:p>
          </table:table-cell>
          <table:table-cell office:value-type="string" table:style-name="ce2">
            <text:p>/resources/image/flower-images/flower-basket/flower-basket_01/04.PNG</text:p>
          </table:table-cell>
          <table:table-cell office:value-type="string" table:style-name="ce2">
            <text:p>/resources/image/flower-images/flower-basket/flower-basket_01/05.PNG</text:p>
          </table:table-cell>
          <table:table-cell office:value-type="string" table:style-name="ce2">
            <text:p>/resources/image/flower-images/flower-basket/flower-basket_01/06.PNG</text:p>
          </table:table-cell>
          <table:table-cell office:value-type="string" table:style-name="ce2">
            <text:p>/resources/image/flower-images/flower-basket/flower-basket_01/07.png</text:p>
          </table:table-cell>
          <table:table-cell table:number-columns-repeated="4" table:style-name="ce2"/>
          <table:table-cell office:value-type="string" table:style-name="ce2">
            <text:p><text:s text:c="15"/>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/resources/image/flower-images/flower-basket/flower-basket_02/01.PNG</text:p>
          </table:table-cell>
          <table:table-cell office:value-type="string" table:style-name="ce2">
            <text:p>/resources/image/flower-images/flower-basket/flower-basket_02/02.PNG</text:p>
          </table:table-cell>
          <table:table-cell office:value-type="string" table:style-name="ce2">
            <text:p>/resources/image/flower-images/flower-basket/flower-basket_02/03.PNG</text:p>
          </table:table-cell>
          <table:table-cell office:value-type="string" table:style-name="ce2">
            <text:p>/resources/image/flower-images/flower-basket/flower-basket_02/04.PNG</text:p>
          </table:table-cell>
          <table:table-cell office:value-type="string" table:style-name="ce2">
            <text:p>/resources/image/flower-images/flower-basket/flower-basket_02/05.PNG</text:p>
          </table:table-cell>
          <table:table-cell office:value-type="string" table:style-name="ce2">
            <text:p>/resources/image/flower-images/flower-basket/flower-basket_02/06.PNG</text:p>
          </table:table-cell>
          <table:table-cell office:value-type="string" table:style-name="ce2">
            <text:p>/resources/image/flower-images/flower-basket/flower-basket_02/07.png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/resources/image/flower-images/flower-basket/flower-basket_03/01.PNG</text:p>
          </table:table-cell>
          <table:table-cell office:value-type="string" table:style-name="ce2">
            <text:p>/resources/image/flower-images/flower-basket/flower-basket_03/02.PNG</text:p>
          </table:table-cell>
          <table:table-cell office:value-type="string" table:style-name="ce2">
            <text:p>/resources/image/flower-images/flower-basket/flower-basket_03/03.PNG</text:p>
          </table:table-cell>
          <table:table-cell office:value-type="string" table:style-name="ce2">
            <text:p>/resources/image/flower-images/flower-basket/flower-basket_03/04.PNG</text:p>
          </table:table-cell>
          <table:table-cell office:value-type="string" table:style-name="ce2">
            <text:p>/resources/image/flower-images/flower-basket/flower-basket_03/05.PNG</text:p>
          </table:table-cell>
          <table:table-cell office:value-type="string" table:style-name="ce2">
            <text:p>/resources/image/flower-images/flower-basket/flower-basket_03/06.PNG</text:p>
          </table:table-cell>
          <table:table-cell office:value-type="string" table:style-name="ce2">
            <text:p>/resources/image/flower-images/flower-basket/flower-basket_03/07.PNG</text:p>
          </table:table-cell>
          <table:table-cell office:value-type="string" table:style-name="ce2">
            <text:p>/resources/image/flower-images/flower-basket/flower-basket_03/08.png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/resources/image/flower-images/flower-basket/flower-basket_04/01.PNG</text:p>
          </table:table-cell>
          <table:table-cell office:value-type="string" table:style-name="ce2">
            <text:p>/resources/image/flower-images/flower-basket/flower-basket_04/02.PNG</text:p>
          </table:table-cell>
          <table:table-cell office:value-type="string" table:style-name="ce2">
            <text:p>/resources/image/flower-images/flower-basket/flower-basket_04/03.PNG</text:p>
          </table:table-cell>
          <table:table-cell office:value-type="string" table:style-name="ce2">
            <text:p>/resources/image/flower-images/flower-basket/flower-basket_04/04.PNG</text:p>
          </table:table-cell>
          <table:table-cell office:value-type="string" table:style-name="ce2">
            <text:p>/resources/image/flower-images/flower-basket/flower-basket_04/05.PNG</text:p>
          </table:table-cell>
          <table:table-cell office:value-type="string" table:style-name="ce2">
            <text:p>/resources/image/flower-images/flower-basket/flower-basket_04/06.PNG</text:p>
          </table:table-cell>
          <table:table-cell office:value-type="string" table:style-name="ce2">
            <text:p>/resources/image/flower-images/flower-basket/flower-basket_04/07.png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/resources/image/flower-images/flower-basket/flower-basket_05/01.PNG</text:p>
          </table:table-cell>
          <table:table-cell office:value-type="string" table:style-name="ce2">
            <text:p>/resources/image/flower-images/flower-basket/flower-basket_05/02.PNG</text:p>
          </table:table-cell>
          <table:table-cell office:value-type="string" table:style-name="ce2">
            <text:p>/resources/image/flower-images/flower-basket/flower-basket_05/03.PNG</text:p>
          </table:table-cell>
          <table:table-cell office:value-type="string" table:style-name="ce2">
            <text:p>/resources/image/flower-images/flower-basket/flower-basket_05/04.PNG</text:p>
          </table:table-cell>
          <table:table-cell office:value-type="string" table:style-name="ce2">
            <text:p>/resources/image/flower-images/flower-basket/flower-basket_05/05.PNG</text:p>
          </table:table-cell>
          <table:table-cell office:value-type="string" table:style-name="ce2">
            <text:p>/resources/image/flower-images/flower-basket/flower-basket_05/06.PNG</text:p>
          </table:table-cell>
          <table:table-cell office:value-type="string" table:style-name="ce2">
            <text:p>/resources/image/flower-images/flower-basket/flower-basket_05/07.PNG</text:p>
          </table:table-cell>
          <table:table-cell office:value-type="string" table:style-name="ce2">
            <text:p>/resources/image/flower-images/flower-basket/flower-basket_05/08.png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/resources/image/flower-images/flower-basket/flower-basket_06/01.jpg</text:p>
          </table:table-cell>
          <table:table-cell office:value-type="string" table:style-name="ce2">
            <text:p>/resources/image/flower-images/flower-basket/flower-basket_06/02.jpg</text:p>
          </table:table-cell>
          <table:table-cell office:value-type="string" table:style-name="ce2">
            <text:p>/resources/image/flower-images/flower-basket/flower-basket_06/03.jpg</text:p>
          </table:table-cell>
          <table:table-cell office:value-type="string" table:style-name="ce2">
            <text:p>/resources/image/flower-images/flower-basket/flower-basket_06/04.jpg</text:p>
          </table:table-cell>
          <table:table-cell office:value-type="string" table:style-name="ce2">
            <text:p>/resources/image/flower-images/flower-basket/flower-basket_06/05.jpg</text:p>
          </table:table-cell>
          <table:table-cell office:value-type="string" table:style-name="ce2">
            <text:p>/resources/image/flower-images/flower-basket/flower-basket_06/06.jpg</text:p>
          </table:table-cell>
          <table:table-cell office:value-type="string" table:style-name="ce2">
            <text:p>/resources/image/flower-images/flower-basket/flower-basket_06/07.jpg</text:p>
          </table:table-cell>
          <table:table-cell office:value-type="string" table:style-name="ce2">
            <text:p>/resources/image/flower-images/flower-basket/flower-basket_06/08jpg</text:p>
          </table:table-cell>
          <table:table-cell office:value-type="string" table:style-name="ce2">
            <text:p>/resources/image/flower-images/flower-basket/flower-basket_06/09.jpg</text:p>
          </table:table-cell>
          <table:table-cell office:value-type="string" table:style-name="ce2">
            <text:p>/resources/image/flower-images/flower-basket/flower-basket_06/10.png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/resources/image/flower-images/flower-basket/flower-basket_07/01.jpg</text:p>
          </table:table-cell>
          <table:table-cell office:value-type="string" table:style-name="ce2">
            <text:p>/resources/image/flower-images/flower-basket/flower-basket_07/02.jpg</text:p>
          </table:table-cell>
          <table:table-cell office:value-type="string" table:style-name="ce2">
            <text:p>/resources/image/flower-images/flower-basket/flower-basket_07/03.jpg</text:p>
          </table:table-cell>
          <table:table-cell office:value-type="string" table:style-name="ce2">
            <text:p>/resources/image/flower-images/flower-basket/flower-basket_07/04.jpg</text:p>
          </table:table-cell>
          <table:table-cell office:value-type="string" table:style-name="ce2">
            <text:p>/resources/image/flower-images/flower-basket/flower-basket_07/05.jpg</text:p>
          </table:table-cell>
          <table:table-cell office:value-type="string" table:style-name="ce2">
            <text:p>/resources/image/flower-images/flower-basket/flower-basket_07/06.jpg</text:p>
          </table:table-cell>
          <table:table-cell office:value-type="string" table:style-name="ce2">
            <text:p>/resources/image/flower-images/flower-basket/flower-basket_07/07.jpg</text:p>
          </table:table-cell>
          <table:table-cell office:value-type="string" table:style-name="ce2">
            <text:p>/resources/image/flower-images/flower-basket/flower-basket_07/08jpg</text:p>
          </table:table-cell>
          <table:table-cell office:value-type="string" table:style-name="ce2">
            <text:p>/resources/image/flower-images/flower-basket/flower-basket_07/09.jpg</text:p>
          </table:table-cell>
          <table:table-cell office:value-type="string" table:style-name="ce2">
            <text:p>/resources/image/flower-images/flower-basket/flower-basket_07/10.png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/resources/image/flower-images/flower-basket/flower-basket_08/01.jpg</text:p>
          </table:table-cell>
          <table:table-cell office:value-type="string" table:style-name="ce2">
            <text:p>/resources/image/flower-images/flower-basket/flower-basket_08/02.jpg</text:p>
          </table:table-cell>
          <table:table-cell office:value-type="string" table:style-name="ce2">
            <text:p>/resources/image/flower-images/flower-basket/flower-basket_08/03.jpg</text:p>
          </table:table-cell>
          <table:table-cell office:value-type="string" table:style-name="ce2">
            <text:p>/resources/image/flower-images/flower-basket/flower-basket_08/04.jpg</text:p>
          </table:table-cell>
          <table:table-cell office:value-type="string" table:style-name="ce2">
            <text:p>/resources/image/flower-images/flower-basket/flower-basket_08/05.jpg</text:p>
          </table:table-cell>
          <table:table-cell office:value-type="string" table:style-name="ce2">
            <text:p>/resources/image/flower-images/flower-basket/flower-basket_08/06.jpg</text:p>
          </table:table-cell>
          <table:table-cell office:value-type="string" table:style-name="ce2">
            <text:p>/resources/image/flower-images/flower-basket/flower-basket_08/07.jpg</text:p>
          </table:table-cell>
          <table:table-cell office:value-type="string" table:style-name="ce2">
            <text:p>/resources/image/flower-images/flower-basket/flower-basket_08/08jpg</text:p>
          </table:table-cell>
          <table:table-cell office:value-type="string" table:style-name="ce2">
            <text:p>/resources/image/flower-images/flower-basket/flower-basket_08/09.jpg</text:p>
          </table:table-cell>
          <table:table-cell office:value-type="string" table:style-name="ce2">
            <text:p>/resources/image/flower-images/flower-basket/flower-basket_08/10.png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/resources/image/flower-images/flower-basket/flower-basket_09/01.jpg</text:p>
          </table:table-cell>
          <table:table-cell office:value-type="string" table:style-name="ce2">
            <text:p>/resources/image/flower-images/flower-basket/flower-basket_09/02.jpg</text:p>
          </table:table-cell>
          <table:table-cell office:value-type="string" table:style-name="ce2">
            <text:p>/resources/image/flower-images/flower-basket/flower-basket_09/03.jpg</text:p>
          </table:table-cell>
          <table:table-cell office:value-type="string" table:style-name="ce2">
            <text:p>/resources/image/flower-images/flower-basket/flower-basket_09/04.jpg</text:p>
          </table:table-cell>
          <table:table-cell office:value-type="string" table:style-name="ce2">
            <text:p>/resources/image/flower-images/flower-basket/flower-basket_09/05.jpg</text:p>
          </table:table-cell>
          <table:table-cell office:value-type="string" table:style-name="ce2">
            <text:p>/resources/image/flower-images/flower-basket/flower-basket_09/06.jpg</text:p>
          </table:table-cell>
          <table:table-cell office:value-type="string" table:style-name="ce2">
            <text:p>/resources/image/flower-images/flower-basket/flower-basket_09/07.jpg</text:p>
          </table:table-cell>
          <table:table-cell office:value-type="string" table:style-name="ce2">
            <text:p>/resources/image/flower-images/flower-basket/flower-basket_09/08jpg</text:p>
          </table:table-cell>
          <table:table-cell office:value-type="string" table:style-name="ce2">
            <text:p>/resources/image/flower-images/flower-basket/flower-basket_09/09.jpg</text:p>
          </table:table-cell>
          <table:table-cell office:value-type="string" table:style-name="ce2">
            <text:p>/resources/image/flower-images/flower-basket/flower-basket_09/10.png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/resources/image/flower-images/flower-basket/flower-basket_10/01.jpg</text:p>
          </table:table-cell>
          <table:table-cell office:value-type="string" table:style-name="ce2">
            <text:p>/resources/image/flower-images/flower-basket/flower-basket_10/02.jpg</text:p>
          </table:table-cell>
          <table:table-cell office:value-type="string" table:style-name="ce2">
            <text:p>/resources/image/flower-images/flower-basket/flower-basket_10/03.jpg</text:p>
          </table:table-cell>
          <table:table-cell office:value-type="string" table:style-name="ce2">
            <text:p>/resources/image/flower-images/flower-basket/flower-basket_10/04.jpg</text:p>
          </table:table-cell>
          <table:table-cell office:value-type="string" table:style-name="ce2">
            <text:p>/resources/image/flower-images/flower-basket/flower-basket_10/05.jpg</text:p>
          </table:table-cell>
          <table:table-cell office:value-type="string" table:style-name="ce2">
            <text:p>/resources/image/flower-images/flower-basket/flower-basket_10/06.jpg</text:p>
          </table:table-cell>
          <table:table-cell office:value-type="string" table:style-name="ce2">
            <text:p>/resources/image/flower-images/flower-basket/flower-basket_10/07.jpg</text:p>
          </table:table-cell>
          <table:table-cell office:value-type="string" table:style-name="ce2">
            <text:p>/resources/image/flower-images/flower-basket/flower-basket_10/08jpg</text:p>
          </table:table-cell>
          <table:table-cell office:value-type="string" table:style-name="ce2">
            <text:p>/resources/image/flower-images/flower-basket/flower-basket_10/09.jpg</text:p>
          </table:table-cell>
          <table:table-cell office:value-type="string" table:style-name="ce2">
            <text:p>/resources/image/flower-images/flower-basket/flower-basket_10/10.png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/resources/image/flower-images/flower-basket/flower-basket_11/01.jpg</text:p>
          </table:table-cell>
          <table:table-cell office:value-type="string" table:style-name="ce2">
            <text:p>/resources/image/flower-images/flower-basket/flower-basket_11/02.jpg</text:p>
          </table:table-cell>
          <table:table-cell office:value-type="string" table:style-name="ce2">
            <text:p>/resources/image/flower-images/flower-basket/flower-basket_11/03.jpg</text:p>
          </table:table-cell>
          <table:table-cell office:value-type="string" table:style-name="ce2">
            <text:p>/resources/image/flower-images/flower-basket/flower-basket_11/04.jpg</text:p>
          </table:table-cell>
          <table:table-cell office:value-type="string" table:style-name="ce2">
            <text:p>/resources/image/flower-images/flower-basket/flower-basket_11/05.jpg</text:p>
          </table:table-cell>
          <table:table-cell office:value-type="string" table:style-name="ce2">
            <text:p>/resources/image/flower-images/flower-basket/flower-basket_11/06.jpg</text:p>
          </table:table-cell>
          <table:table-cell office:value-type="string" table:style-name="ce2">
            <text:p>/resources/image/flower-images/flower-basket/flower-basket_11/07.jpg</text:p>
          </table:table-cell>
          <table:table-cell office:value-type="string" table:style-name="ce2">
            <text:p>/resources/image/flower-images/flower-basket/flower-basket_11/08jpg</text:p>
          </table:table-cell>
          <table:table-cell office:value-type="string" table:style-name="ce2">
            <text:p>/resources/image/flower-images/flower-basket/flower-basket_11/09.jpg</text:p>
          </table:table-cell>
          <table:table-cell office:value-type="string" table:style-name="ce2">
            <text:p>/resources/image/flower-images/flower-basket/flower-basket_11/10.png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/resources/image/flower-images/flower-basket/flower-basket_12/01.jpg</text:p>
          </table:table-cell>
          <table:table-cell office:value-type="string" table:style-name="ce2">
            <text:p>/resources/image/flower-images/flower-basket/flower-basket_12/02.jpg</text:p>
          </table:table-cell>
          <table:table-cell office:value-type="string" table:style-name="ce2">
            <text:p>/resources/image/flower-images/flower-basket/flower-basket_12/03.jpg</text:p>
          </table:table-cell>
          <table:table-cell office:value-type="string" table:style-name="ce2">
            <text:p>/resources/image/flower-images/flower-basket/flower-basket_12/04.jpg</text:p>
          </table:table-cell>
          <table:table-cell office:value-type="string" table:style-name="ce2">
            <text:p>/resources/image/flower-images/flower-basket/flower-basket_12/05.jpg</text:p>
          </table:table-cell>
          <table:table-cell office:value-type="string" table:style-name="ce2">
            <text:p>/resources/image/flower-images/flower-basket/flower-basket_12/06.jpg</text:p>
          </table:table-cell>
          <table:table-cell office:value-type="string" table:style-name="ce2">
            <text:p>/resources/image/flower-images/flower-basket/flower-basket_12/07.jpg</text:p>
          </table:table-cell>
          <table:table-cell office:value-type="string" table:style-name="ce2">
            <text:p>/resources/image/flower-images/flower-basket/flower-basket_12/08jpg</text:p>
          </table:table-cell>
          <table:table-cell office:value-type="string" table:style-name="ce2">
            <text:p>/resources/image/flower-images/flower-basket/flower-basket_12/09.jpg</text:p>
          </table:table-cell>
          <table:table-cell office:value-type="string" table:style-name="ce2">
            <text:p>/resources/image/flower-images/flower-basket/flower-basket_12/10.png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/resources/image/flower-images/flower-basket/flower-basket_13/01.jpg</text:p>
          </table:table-cell>
          <table:table-cell office:value-type="string" table:style-name="ce2">
            <text:p>/resources/image/flower-images/flower-basket/flower-basket_13/02.jpg</text:p>
          </table:table-cell>
          <table:table-cell office:value-type="string" table:style-name="ce2">
            <text:p>/resources/image/flower-images/flower-basket/flower-basket_13/03.jpg</text:p>
          </table:table-cell>
          <table:table-cell office:value-type="string" table:style-name="ce2">
            <text:p>/resources/image/flower-images/flower-basket/flower-basket_13/04.jpg</text:p>
          </table:table-cell>
          <table:table-cell office:value-type="string" table:style-name="ce2">
            <text:p>/resources/image/flower-images/flower-basket/flower-basket_13/05.jpg</text:p>
          </table:table-cell>
          <table:table-cell office:value-type="string" table:style-name="ce2">
            <text:p>/resources/image/flower-images/flower-basket/flower-basket_13/06.jpg</text:p>
          </table:table-cell>
          <table:table-cell office:value-type="string" table:style-name="ce2">
            <text:p>/resources/image/flower-images/flower-basket/flower-basket_13/07.jpg</text:p>
          </table:table-cell>
          <table:table-cell office:value-type="string" table:style-name="ce2">
            <text:p>/resources/image/flower-images/flower-basket/flower-basket_13/08jpg</text:p>
          </table:table-cell>
          <table:table-cell office:value-type="string" table:style-name="ce2">
            <text:p>/resources/image/flower-images/flower-basket/flower-basket_13/09.jpg</text:p>
          </table:table-cell>
          <table:table-cell office:value-type="string" table:style-name="ce2">
            <text:p>/resources/image/flower-images/flower-basket/flower-basket_13/10.png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/resources/image/flower-images/flower-basket/flower-basket_14/01.jpg</text:p>
          </table:table-cell>
          <table:table-cell office:value-type="string" table:style-name="ce2">
            <text:p>/resources/image/flower-images/flower-basket/flower-basket_14/02.jpg</text:p>
          </table:table-cell>
          <table:table-cell office:value-type="string" table:style-name="ce2">
            <text:p>/resources/image/flower-images/flower-basket/flower-basket_14/03.jpg</text:p>
          </table:table-cell>
          <table:table-cell office:value-type="string" table:style-name="ce2">
            <text:p>/resources/image/flower-images/flower-basket/flower-basket_14/04.jpg</text:p>
          </table:table-cell>
          <table:table-cell office:value-type="string" table:style-name="ce2">
            <text:p>/resources/image/flower-images/flower-basket/flower-basket_14/05.jpg</text:p>
          </table:table-cell>
          <table:table-cell office:value-type="string" table:style-name="ce2">
            <text:p>/resources/image/flower-images/flower-basket/flower-basket_14/06.jpg</text:p>
          </table:table-cell>
          <table:table-cell office:value-type="string" table:style-name="ce2">
            <text:p>/resources/image/flower-images/flower-basket/flower-basket_14/07.jpg</text:p>
          </table:table-cell>
          <table:table-cell office:value-type="string" table:style-name="ce2">
            <text:p>/resources/image/flower-images/flower-basket/flower-basket_14/08jpg</text:p>
          </table:table-cell>
          <table:table-cell office:value-type="string" table:style-name="ce2">
            <text:p>/resources/image/flower-images/flower-basket/flower-basket_14/09.jpg</text:p>
          </table:table-cell>
          <table:table-cell office:value-type="string" table:style-name="ce2">
            <text:p>/resources/image/flower-images/flower-basket/flower-basket_14/10.png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/resources/image/flower-images/flower-basket/flower-basket_15/01.jpg</text:p>
          </table:table-cell>
          <table:table-cell office:value-type="string" table:style-name="ce2">
            <text:p>/resources/image/flower-images/flower-basket/flower-basket_15/02.jpg</text:p>
          </table:table-cell>
          <table:table-cell office:value-type="string" table:style-name="ce2">
            <text:p>/resources/image/flower-images/flower-basket/flower-basket_15/03.jpg</text:p>
          </table:table-cell>
          <table:table-cell office:value-type="string" table:style-name="ce2">
            <text:p>/resources/image/flower-images/flower-basket/flower-basket_15/04.jpg</text:p>
          </table:table-cell>
          <table:table-cell office:value-type="string" table:style-name="ce2">
            <text:p>/resources/image/flower-images/flower-basket/flower-basket_15/05.jpg</text:p>
          </table:table-cell>
          <table:table-cell office:value-type="string" table:style-name="ce2">
            <text:p>/resources/image/flower-images/flower-basket/flower-basket_15/06.jpg</text:p>
          </table:table-cell>
          <table:table-cell office:value-type="string" table:style-name="ce2">
            <text:p>/resources/image/flower-images/flower-basket/flower-basket_15/07.jpg</text:p>
          </table:table-cell>
          <table:table-cell office:value-type="string" table:style-name="ce2">
            <text:p>/resources/image/flower-images/flower-basket/flower-basket_15/08jpg</text:p>
          </table:table-cell>
          <table:table-cell office:value-type="string" table:style-name="ce2">
            <text:p>/resources/image/flower-images/flower-basket/flower-basket_15/09.jpg</text:p>
          </table:table-cell>
          <table:table-cell office:value-type="string" table:style-name="ce2">
            <text:p>/resources/image/flower-images/flower-basket/flower-basket_15/10.png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/resources/image/flower-images/potted-plant/potted-plant_01/01.PNG</text:p>
          </table:table-cell>
          <table:table-cell office:value-type="string" table:style-name="ce2">
            <text:p>/resources/image/flower-images/potted-plant/potted-plant_01/02.PNG</text:p>
          </table:table-cell>
          <table:table-cell office:value-type="string" table:style-name="ce2">
            <text:p>/resources/image/flower-images/potted-plant/potted-plant_01/03.PNG</text:p>
          </table:table-cell>
          <table:table-cell office:value-type="string" table:style-name="ce2">
            <text:p>/resources/image/flower-images/potted-plant/potted-plant_01/04.PNG</text:p>
          </table:table-cell>
          <table:table-cell office:value-type="string" table:style-name="ce2">
            <text:p>/resources/image/flower-images/potted-plant/potted-plant_01/05.PNG</text:p>
          </table:table-cell>
          <table:table-cell office:value-type="string" table:style-name="ce2">
            <text:p>/resources/image/flower-images/potted-plant/potted-plant_01/06.PNG</text:p>
          </table:table-cell>
          <table:table-cell office:value-type="string" table:style-name="ce2">
            <text:p>/resources/image/flower-images/potted-plant/potted-plant_01/07.png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/resources/image/flower-images/potted-plant/potted-plant_02/01.PNG</text:p>
          </table:table-cell>
          <table:table-cell office:value-type="string" table:style-name="ce2">
            <text:p>/resources/image/flower-images/potted-plant/potted-plant_02/02.PNG</text:p>
          </table:table-cell>
          <table:table-cell office:value-type="string" table:style-name="ce2">
            <text:p>/resources/image/flower-images/potted-plant/potted-plant_02/03.PNG</text:p>
          </table:table-cell>
          <table:table-cell office:value-type="string" table:style-name="ce2">
            <text:p>/resources/image/flower-images/potted-plant/potted-plant_02/04.PNG</text:p>
          </table:table-cell>
          <table:table-cell office:value-type="string" table:style-name="ce2">
            <text:p>/resources/image/flower-images/potted-plant/potted-plant_02/05.PNG</text:p>
          </table:table-cell>
          <table:table-cell office:value-type="string" table:style-name="ce2">
            <text:p>/resources/image/flower-images/potted-plant/potted-plant_02/06.PNG</text:p>
          </table:table-cell>
          <table:table-cell office:value-type="string" table:style-name="ce2">
            <text:p>/resources/image/flower-images/potted-plant/potted-plant_02/07.png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/resources/image/flower-images/potted-plant/potted-plant_03/01.PNG</text:p>
          </table:table-cell>
          <table:table-cell office:value-type="string" table:style-name="ce2">
            <text:p>/resources/image/flower-images/potted-plant/potted-plant_03/02.PNG</text:p>
          </table:table-cell>
          <table:table-cell office:value-type="string" table:style-name="ce2">
            <text:p>/resources/image/flower-images/potted-plant/potted-plant_03/03.PNG</text:p>
          </table:table-cell>
          <table:table-cell office:value-type="string" table:style-name="ce2">
            <text:p>/resources/image/flower-images/potted-plant/potted-plant_03/04.PNG</text:p>
          </table:table-cell>
          <table:table-cell office:value-type="string" table:style-name="ce2">
            <text:p>/resources/image/flower-images/potted-plant/potted-plant_03/05.PNG</text:p>
          </table:table-cell>
          <table:table-cell office:value-type="string" table:style-name="ce2">
            <text:p>/resources/image/flower-images/potted-plant/potted-plant_03/06.PNG</text:p>
          </table:table-cell>
          <table:table-cell office:value-type="string" table:style-name="ce2">
            <text:p>/resources/image/flower-images/potted-plant/potted-plant_03/07.PNG</text:p>
          </table:table-cell>
          <table:table-cell office:value-type="string" table:style-name="ce2">
            <text:p>/resources/image/flower-images/potted-plant/potted-plant_03/08.PNG</text:p>
          </table:table-cell>
          <table:table-cell office:value-type="string" table:style-name="ce2">
            <text:p>/resources/image/flower-images/potted-plant/potted-plant_03/09.PNG</text:p>
          </table:table-cell>
          <table:table-cell office:value-type="string" table:style-name="ce2">
            <text:p>/resources/image/flower-images/potted-plant/potted-plant_03/10.png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">
            <text:p>/resources/image/flower-images/potted-plant/potted-plant_04/01.PNG</text:p>
          </table:table-cell>
          <table:table-cell office:value-type="string" table:style-name="ce2">
            <text:p>/resources/image/flower-images/potted-plant/potted-plant_04/02.PNG</text:p>
          </table:table-cell>
          <table:table-cell office:value-type="string" table:style-name="ce2">
            <text:p>/resources/image/flower-images/potted-plant/potted-plant_04/03.PNG</text:p>
          </table:table-cell>
          <table:table-cell office:value-type="string" table:style-name="ce2">
            <text:p>/resources/image/flower-images/potted-plant/potted-plant_04/04.PNG</text:p>
          </table:table-cell>
          <table:table-cell office:value-type="string" table:style-name="ce2">
            <text:p>/resources/image/flower-images/potted-plant/potted-plant_04/05.PNG</text:p>
          </table:table-cell>
          <table:table-cell office:value-type="string" table:style-name="ce2">
            <text:p>/resources/image/flower-images/potted-plant/potted-plant_04/06.PNG</text:p>
          </table:table-cell>
          <table:table-cell office:value-type="string" table:style-name="ce2">
            <text:p>/resources/image/flower-images/potted-plant/potted-plant_04/07.PNG</text:p>
          </table:table-cell>
          <table:table-cell office:value-type="string" table:style-name="ce2">
            <text:p>/resources/image/flower-images/potted-plant/potted-plant_04/08.png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/resources/image/flower-images/potted-plant/potted-plant_05/01.PNG</text:p>
          </table:table-cell>
          <table:table-cell office:value-type="string" table:style-name="ce2">
            <text:p>/resources/image/flower-images/potted-plant/potted-plant_05/02.PNG</text:p>
          </table:table-cell>
          <table:table-cell office:value-type="string" table:style-name="ce2">
            <text:p>/resources/image/flower-images/potted-plant/potted-plant_05/03.PNG</text:p>
          </table:table-cell>
          <table:table-cell office:value-type="string" table:style-name="ce2">
            <text:p>/resources/image/flower-images/potted-plant/potted-plant_05/04.PNG</text:p>
          </table:table-cell>
          <table:table-cell office:value-type="string" table:style-name="ce2">
            <text:p>/resources/image/flower-images/potted-plant/potted-plant_05/05.PNG</text:p>
          </table:table-cell>
          <table:table-cell office:value-type="string" table:style-name="ce2">
            <text:p>/resources/image/flower-images/potted-plant/potted-plant_05/06.PNG</text:p>
          </table:table-cell>
          <table:table-cell office:value-type="string" table:style-name="ce2">
            <text:p>/resources/image/flower-images/potted-plant/potted-plant_05/07.PNG</text:p>
          </table:table-cell>
          <table:table-cell office:value-type="string" table:style-name="ce2">
            <text:p>/resources/image/flower-images/potted-plant/potted-plant_05/08.PNG</text:p>
          </table:table-cell>
          <table:table-cell office:value-type="string" table:style-name="ce2">
            <text:p>/resources/image/flower-images/potted-plant/potted-plant_05/09.PNG</text:p>
          </table:table-cell>
          <table:table-cell office:value-type="string" table:style-name="ce2">
            <text:p>/resources/image/flower-images/potted-plant/potted-plant_05/10.png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">
            <text:p>/resources/image/flower-images/potted-plant/potted-plant_06/01.png</text:p>
          </table:table-cell>
          <table:table-cell office:value-type="string" table:style-name="ce2">
            <text:p>/resources/image/flower-images/potted-plant/potted-plant_06/02.png</text:p>
          </table:table-cell>
          <table:table-cell office:value-type="string" table:style-name="ce2">
            <text:p>/resources/image/flower-images/potted-plant/potted-plant_06/03.png</text:p>
          </table:table-cell>
          <table:table-cell office:value-type="string" table:style-name="ce2">
            <text:p>/resources/image/flower-images/potted-plant/potted-plant_06/04.png</text:p>
          </table:table-cell>
          <table:table-cell office:value-type="string" table:style-name="ce2">
            <text:p>/resources/image/flower-images/potted-plant/potted-plant_06/05.png</text:p>
          </table:table-cell>
          <table:table-cell office:value-type="string" table:style-name="ce2">
            <text:p>/resources/image/flower-images/potted-plant/potted-plant_06/06.png</text:p>
          </table:table-cell>
          <table:table-cell office:value-type="string" table:style-name="ce2">
            <text:p>/resources/image/flower-images/potted-plant/potted-plant_06/07.png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/resources/image/flower-images/potted-plant/potted-plant_07/01.jpg</text:p>
          </table:table-cell>
          <table:table-cell office:value-type="string" table:style-name="ce2">
            <text:p>/resources/image/flower-images/potted-plant/potted-plant_07/02.jpg</text:p>
          </table:table-cell>
          <table:table-cell office:value-type="string" table:style-name="ce2">
            <text:p>/resources/image/flower-images/potted-plant/potted-plant_07/03.jpg</text:p>
          </table:table-cell>
          <table:table-cell office:value-type="string" table:style-name="ce2">
            <text:p>/resources/image/flower-images/potted-plant/potted-plant_07/04.jpg</text:p>
          </table:table-cell>
          <table:table-cell office:value-type="string" table:style-name="ce2">
            <text:p>/resources/image/flower-images/potted-plant/potted-plant_07/05.jpg</text:p>
          </table:table-cell>
          <table:table-cell office:value-type="string" table:style-name="ce2">
            <text:p>/resources/image/flower-images/potted-plant/potted-plant_07/06.png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/resources/image/flower-images/potted-plant/potted-plant_08/01.jfif</text:p>
          </table:table-cell>
          <table:table-cell office:value-type="string" table:style-name="ce2">
            <text:p>/resources/image/flower-images/potted-plant/potted-plant_08/02.jfif</text:p>
          </table:table-cell>
          <table:table-cell office:value-type="string" table:style-name="ce2">
            <text:p>/resources/image/flower-images/potted-plant/potted-plant_08/03.jfif</text:p>
          </table:table-cell>
          <table:table-cell office:value-type="string" table:style-name="ce2">
            <text:p>/resources/image/flower-images/potted-plant/potted-plant_08/04.jfif</text:p>
          </table:table-cell>
          <table:table-cell office:value-type="string" table:style-name="ce2">
            <text:p>/resources/image/flower-images/potted-plant/potted-plant_08/05.jfif</text:p>
          </table:table-cell>
          <table:table-cell office:value-type="string" table:style-name="ce2">
            <text:p>/resources/image/flower-images/potted-plant/potted-plant_08/06.png</text:p>
          </table:table-cell>
          <table:table-cell office:value-type="string" table:style-name="ce2">
            <text:p>/resources/image/flower-images/potted-plant/potted-plant_08/07.png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/resources/image/flower-images/potted-plant/potted-plant_09/01.jfif</text:p>
          </table:table-cell>
          <table:table-cell office:value-type="string" table:style-name="ce2">
            <text:p>/resources/image/flower-images/potted-plant/potted-plant_09/02.jfif</text:p>
          </table:table-cell>
          <table:table-cell office:value-type="string" table:style-name="ce2">
            <text:p>/resources/image/flower-images/potted-plant/potted-plant_09/03.jfif</text:p>
          </table:table-cell>
          <table:table-cell office:value-type="string" table:style-name="ce2">
            <text:p>/resources/image/flower-images/potted-plant/potted-plant_09/04.jfif</text:p>
          </table:table-cell>
          <table:table-cell office:value-type="string" table:style-name="ce2">
            <text:p>/resources/image/flower-images/potted-plant/potted-plant_09/05.jfif</text:p>
          </table:table-cell>
          <table:table-cell office:value-type="string" table:style-name="ce2">
            <text:p>/resources/image/flower-images/potted-plant/potted-plant_09/06.png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/resources/image/flower-images/potted-plant/potted-plant_10/01.jpg</text:p>
          </table:table-cell>
          <table:table-cell office:value-type="string" table:style-name="ce2">
            <text:p>/resources/image/flower-images/potted-plant/potted-plant_10/02.jpg</text:p>
          </table:table-cell>
          <table:table-cell office:value-type="string" table:style-name="ce2">
            <text:p>/resources/image/flower-images/potted-plant/potted-plant_10/03.jpg</text:p>
          </table:table-cell>
          <table:table-cell office:value-type="string" table:style-name="ce2">
            <text:p>/resources/image/flower-images/potted-plant/potted-plant_10/04.jpg</text:p>
          </table:table-cell>
          <table:table-cell office:value-type="string" table:style-name="ce2">
            <text:p>/resources/image/flower-images/potted-plant/potted-plant_10/05.jpg</text:p>
          </table:table-cell>
          <table:table-cell office:value-type="string" table:style-name="ce2">
            <text:p>/resources/image/flower-images/potted-plant/potted-plant_10/06.jpg</text:p>
          </table:table-cell>
          <table:table-cell office:value-type="string" table:style-name="ce2">
            <text:p>/resources/image/flower-images/potted-plant/potted-plant_10/07.jpg</text:p>
          </table:table-cell>
          <table:table-cell office:value-type="string" table:style-name="ce2">
            <text:p>/resources/image/flower-images/potted-plant/potted-plant_10/08.jpg</text:p>
          </table:table-cell>
          <table:table-cell office:value-type="string" table:style-name="ce2">
            <text:p>/resources/image/flower-images/potted-plant/potted-plant_10/09.jpg</text:p>
          </table:table-cell>
          <table:table-cell office:value-type="string" table:style-name="ce2">
            <text:p>/resources/image/flower-images/potted-plant/potted-plant_10/10.png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">
            <text:p>/resources/image/flower-images/potted-plant/potted-plant_11/01.jpg</text:p>
          </table:table-cell>
          <table:table-cell office:value-type="string" table:style-name="ce2">
            <text:p>/resources/image/flower-images/potted-plant/potted-plant_11/02.jpg</text:p>
          </table:table-cell>
          <table:table-cell office:value-type="string" table:style-name="ce2">
            <text:p>/resources/image/flower-images/potted-plant/potted-plant_11/03.jpg</text:p>
          </table:table-cell>
          <table:table-cell office:value-type="string" table:style-name="ce2">
            <text:p>/resources/image/flower-images/potted-plant/potted-plant_11/04.jpg</text:p>
          </table:table-cell>
          <table:table-cell office:value-type="string" table:style-name="ce2">
            <text:p>/resources/image/flower-images/potted-plant/potted-plant_11/05.jpg</text:p>
          </table:table-cell>
          <table:table-cell office:value-type="string" table:style-name="ce2">
            <text:p>/resources/image/flower-images/potted-plant/potted-plant_11/06.png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/resources/image/flower-images/potted-plant/potted-plant_12/01.jpg</text:p>
          </table:table-cell>
          <table:table-cell office:value-type="string" table:style-name="ce2">
            <text:p>/resources/image/flower-images/potted-plant/potted-plant_12/02.jpg</text:p>
          </table:table-cell>
          <table:table-cell office:value-type="string" table:style-name="ce2">
            <text:p>/resources/image/flower-images/potted-plant/potted-plant_12/03.jpg</text:p>
          </table:table-cell>
          <table:table-cell office:value-type="string" table:style-name="ce2">
            <text:p>/resources/image/flower-images/potted-plant/potted-plant_12/04.jpg</text:p>
          </table:table-cell>
          <table:table-cell office:value-type="string" table:style-name="ce2">
            <text:p>/resources/image/flower-images/potted-plant/potted-plant_12/05.jpg</text:p>
          </table:table-cell>
          <table:table-cell office:value-type="string" table:style-name="ce2">
            <text:p>/resources/image/flower-images/potted-plant/potted-plant_12/06.png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/resources/image/flower-images/potted-plant/potted-plant_13/01.jpg</text:p>
          </table:table-cell>
          <table:table-cell office:value-type="string" table:style-name="ce2">
            <text:p>/resources/image/flower-images/potted-plant/potted-plant_13/02.jpg</text:p>
          </table:table-cell>
          <table:table-cell office:value-type="string" table:style-name="ce2">
            <text:p>/resources/image/flower-images/potted-plant/potted-plant_13/03.jpg</text:p>
          </table:table-cell>
          <table:table-cell office:value-type="string" table:style-name="ce2">
            <text:p>/resources/image/flower-images/potted-plant/potted-plant_13/04.jpg</text:p>
          </table:table-cell>
          <table:table-cell office:value-type="string" table:style-name="ce2">
            <text:p>/resources/image/flower-images/potted-plant/potted-plant_13/05.jpg</text:p>
          </table:table-cell>
          <table:table-cell office:value-type="string" table:style-name="ce2">
            <text:p>/resources/image/flower-images/potted-plant/potted-plant_13/06.png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/resources/image/flower-images/potted-plant/potted-plant_14/01.jpg</text:p>
          </table:table-cell>
          <table:table-cell office:value-type="string" table:style-name="ce2">
            <text:p>/resources/image/flower-images/potted-plant/potted-plant_14/02.jpg</text:p>
          </table:table-cell>
          <table:table-cell office:value-type="string" table:style-name="ce2">
            <text:p>/resources/image/flower-images/potted-plant/potted-plant_14/03.jpg</text:p>
          </table:table-cell>
          <table:table-cell office:value-type="string" table:style-name="ce2">
            <text:p>/resources/image/flower-images/potted-plant/potted-plant_14/04.jpg</text:p>
          </table:table-cell>
          <table:table-cell office:value-type="string" table:style-name="ce2">
            <text:p>/resources/image/flower-images/potted-plant/potted-plant_14/05.jpg</text:p>
          </table:table-cell>
          <table:table-cell office:value-type="string" table:style-name="ce2">
            <text:p>/resources/image/flower-images/potted-plant/potted-plant_14/06.png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/resources/image/flower-images/potted-plant/potted-plant_15/01.jpg</text:p>
          </table:table-cell>
          <table:table-cell office:value-type="string" table:style-name="ce2">
            <text:p>/resources/image/flower-images/potted-plant/potted-plant_15/02.jpg</text:p>
          </table:table-cell>
          <table:table-cell office:value-type="string" table:style-name="ce2">
            <text:p>/resources/image/flower-images/potted-plant/potted-plant_15/03.jpg</text:p>
          </table:table-cell>
          <table:table-cell office:value-type="string" table:style-name="ce2">
            <text:p>/resources/image/flower-images/potted-plant/potted-plant_15/04.jpg</text:p>
          </table:table-cell>
          <table:table-cell office:value-type="string" table:style-name="ce2">
            <text:p>/resources/image/flower-images/potted-plant/potted-plant_15/05.jpg</text:p>
          </table:table-cell>
          <table:table-cell office:value-type="string" table:style-name="ce2">
            <text:p>/resources/image/flower-images/potted-plant/potted-plant_15/06.jpg</text:p>
          </table:table-cell>
          <table:table-cell office:value-type="string" table:style-name="ce2">
            <text:p>/resources/image/flower-images/potted-plant/potted-plant_15/07.png</text:p>
          </table:table-cell>
          <table:table-cell table:number-columns-repeated="1016" table:style-name="ce2"/>
          <table:table-cell table:number-columns-repeated="15360"/>
        </table:table-row>
        <table:table-row table:number-rows-repeated="104854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맑은 고딕" svg:font-family="&quot;맑은 고딕&quot;"/>
    <style:font-face style:name="돋움" svg:font-family="돋움"/>
  </office:font-face-decls>
  <office:styles>
    <number:number-style style:name="N0">
      <number:number number:min-integer-digits="1"/>
    </number:number-style>
    <number:number-style style:name="N48" number:language="ko" number:country="KR">
      <number:number number:min-integer-digits="1"/>
    </number:number-style>
    <number:currency-style style:name="N49P0" number:language="ko" number:country="KR">
      <number:currency-symbol number:language="ko" number:country="KR">￦</number:currency-symbol>
      <number:number number:decimal-places="0" number:min-decimal-places="0" number:min-integer-digits="1" number:grouping="true"/>
    </number:currency-style>
    <number:currency-style style:name="N49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decimal-places="0" number:min-integer-digits="1" number:grouping="true"/>
      <style:map style:condition="value()&gt;=0" style:apply-style-name="N49P0"/>
    </number:currency-style>
    <style:style style:name="Excel_32_Built-in_32_Normal" style:display-name="Excel Built-in Normal" style:family="table-cell" style:data-style-name="N48">
      <style:table-cell-properties style:vertical-align="middle" fo:background-color="transparent"/>
      <style:text-properties style:font-name="맑은 고딕" style:font-name-asian="맑은 고딕" style:font-name-complex="맑은 고딕" style:font-family-generic="modern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9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dc:creator>UserK</dc:creator>
    <dc:date>2023-02-20T08:10:12Z</dc:date>
  </office:meta>
</office:document-meta>
</file>